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25-07-03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25-04-22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25-02-10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24-10-23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23-12-11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22-11-29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22-09-07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22-05-0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22-01-2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2344" calcext:value-type="float">
            <text:p>40.8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21-11-22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0632" calcext:value-type="float">
            <text:p>40.8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21-08-30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21-04-22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8192" calcext:value-type="float">
            <text:p>40.3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984" calcext:value-type="float">
            <text:p>40.2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3832" calcext:value-type="float">
            <text:p>39.8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9448" calcext:value-type="float">
            <text:p>39.7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3248" calcext:value-type="float">
            <text:p>39.7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8008" calcext:value-type="float">
            <text:p>39.6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7488" calcext:value-type="float">
            <text:p>39.3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7968" calcext:value-type="float">
            <text:p>39.3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492" calcext:value-type="float">
            <text:p>39.3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4064" calcext:value-type="float">
            <text:p>39.3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5568" calcext:value-type="float">
            <text:p>39.2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5088" calcext:value-type="float">
            <text:p>39.1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0808" calcext:value-type="float">
            <text:p>39.2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204" calcext:value-type="float">
            <text:p>39.1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3064" calcext:value-type="float">
            <text:p>38.9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0392" calcext:value-type="float">
            <text:p>38.9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208" calcext:value-type="float">
            <text:p>38.6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208" calcext:value-type="float">
            <text:p>38.6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2608" calcext:value-type="float">
            <text:p>38.3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956" calcext:value-type="float">
            <text:p>38.3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7744" calcext:value-type="float">
            <text:p>38.3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4968" calcext:value-type="float">
            <text:p>38.2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3528" calcext:value-type="float">
            <text:p>38.1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6472" calcext:value-type="float">
            <text:p>38.0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592" calcext:value-type="float">
            <text:p>37.8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6456" calcext:value-type="float">
            <text:p>37.1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3171162708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72" meta:object-count="0"/>
    <meta:user-defined meta:name="AppVersion">3.0</meta:user-defined>
  </office:meta>
</office:document-meta>
</file>